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1-08T09:41:20.77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: 1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(2641,109,&lt;83,0&gt;,&lt;83,10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3080,149,&lt;71,0&gt;,&lt;71,14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949,129,&lt;69,0&gt;,&lt;69,12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806,141,&lt;67,0&gt;,&lt;67,14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679,125,&lt;65,0&gt;,&lt;65,125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&lt;-1763375147&gt;,0.2545394447573215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687,96,&lt;59,0&gt;,&lt;59,96&gt;): FALSE "inferred types"test fails for arguments: {&lt;"4E6","",-1118984687,true,0.6513490913393596&gt;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4031 tests executed; 16 failed; 1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yaml/Model.rsc|: Java("CompilerError","Internal compiler error: In function lang::yaml::Model/equalNodes(adt(\"Node\",[]);adt(\"Node\",[]);)#4301/equalNodesRec(adt(\"Node\",[]);adt(\"Node\",[]);)#4654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Cannot execute due to compilation errors</text:p>
          </table:table-cell>
          <table:table-cell table:number-columns-repeated="1023"/>
        </table:table-row>
        <table:table-row table:style-name="ro1" table:number-rows-repeated="22">
          <table:table-cell table:style-name="ce1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5:11:07.0310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08T13:23:21.090344000</dc:date>
    <meta:editing-duration>P31DT4H24M3S</meta:editing-duration>
    <meta:editing-cycles>108</meta:editing-cycles>
    <meta:generator>LibreOffice/4.3.3.2$MacOSX_X86_64 LibreOffice_project/9bb7eadab57b6755b1265afa86e04bf45fbfc644</meta:generator>
    <meta:document-statistic meta:table-count="5" meta:cell-count="439" meta:object-count="0"/>
  </office:meta>
</office:document-meta>
</file>